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officeooo:rsid="00036aca" officeooo:paragraph-rsid="00036aca" style:font-size-asian="11pt" style:font-size-complex="11pt"/>
    </style:style>
    <style:style style:name="P2" style:family="paragraph" style:parent-style-name="Standard">
      <style:text-properties style:font-name="Roboto" fo:font-size="11pt" fo:font-weight="bold" officeooo:rsid="00036aca" officeooo:paragraph-rsid="00036aca" style:font-size-asian="11pt" style:font-weight-asian="bold" style:font-size-complex="11pt" style:font-weight-complex="bold"/>
    </style:style>
    <style:style style:name="T1" style:family="text">
      <style:text-properties fo:color="#cc7832" style:font-name="Consolas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fo:font-style="normal" fo:font-weight="normal" style:font-style-asian="normal" style:font-weight-asian="normal"/>
    </style:style>
    <style:style style:name="T4" style:family="text">
      <style:text-properties fo:color="#6a8759" style:font-name="Consolas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fo:font-style="normal" fo:font-weight="normal" style:font-style-asian="normal" style:font-weight-asian="normal"/>
    </style:style>
    <style:style style:name="T7" style:family="text">
      <style:text-properties fo:color="#ffc66d" style:font-name="Consolas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fo:font-style="normal" fo:font-weight="normal" style:font-style-asian="normal" style:font-weight-asian="normal"/>
    </style:style>
    <style:style style:name="T10" style:family="text">
      <style:text-properties fo:color="#a9b7c6" style:font-name="Consolas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fo:font-style="normal" fo:font-weight="normal" style:font-style-asian="normal" style:font-weight-asian="normal"/>
    </style:style>
    <style:style style:name="T13" style:family="text">
      <style:text-properties fo:color="#9876aa" style:font-name="Consolas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fo:font-style="normal" fo:font-weight="normal" style:font-style-asian="normal" style:font-weight-asian="normal"/>
    </style:style>
    <style:style style:name="T16" style:family="text">
      <style:text-properties fo:color="#6897bb" style:font-name="Consolas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fo:font-style="normal" fo:font-weight="normal" style:font-style-asian="normal" style:font-weight-asian="normal"/>
    </style:style>
    <style:style style:name="T19" style:family="text">
      <style:text-properties fo:color="#629755" style:font-name="Consolas" fo:font-size="10pt" fo:font-style="italic" fo:font-weight="normal" style:font-size-asian="10pt" style:font-style-asian="italic" style:font-weight-asian="normal"/>
    </style:style>
    <style:style style:name="T20" style:family="text">
      <style:text-properties fo:color="#629755" fo:font-size="10pt" fo:font-style="italic" fo:font-weight="normal" style:font-size-asian="10pt" style:font-style-asian="italic" style:font-weight-asian="normal"/>
    </style:style>
    <style:style style:name="T21" style:family="text">
      <style:text-properties fo:color="#629755" fo:font-style="italic" fo:font-weight="normal" style:font-style-asian="italic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LICACIONES MOVILES LAYOUTS II</text:p>
      <text:p text:style-name="P2"/>
      <text:p text:style-name="P2">main.dart</text:p>
      <text:p text:style-name="P1"><text:span text:style-name="T3">import </text:span><text:span text:style-name="T6">'package:flutter/material.dart'</text:span><text:span text:style-name="T3">;</text:span><text:line-break/><text:span text:style-name="T3">void </text:span><text:span text:style-name="T9">main</text:span><text:span text:style-name="T12">(){</text:span><text:line-break/><text:span text:style-name="T12"> <text:s/>runApp(</text:span><text:line-break/><text:span text:style-name="T12"> <text:s text:c="5"/></text:span><text:span text:style-name="T9">MaterialApp</text:span><text:span text:style-name="T12">(</text:span><text:line-break/><text:span text:style-name="T12"> <text:s text:c="7"/>title: </text:span><text:span text:style-name="T6">'filas y columnas anidadas'</text:span><text:span text:style-name="T3">,</text:span><text:line-break/><text:span text:style-name="T3"> <text:s text:c="7"/></text:span><text:span text:style-name="T12">home: </text:span><text:span text:style-name="T9">Scaffold</text:span><text:span text:style-name="T12">(</text:span><text:line-break/><text:span text:style-name="T12"> <text:s text:c="9"/>appBar: </text:span><text:span text:style-name="T9">AppBar</text:span><text:span text:style-name="T12">(</text:span><text:line-break/><text:span text:style-name="T12"> <text:s text:c="11"/>title: </text:span><text:span text:style-name="T9">Center</text:span><text:span text:style-name="T12">(</text:span><text:line-break/><text:span text:style-name="T12"> <text:s text:c="13"/>child: </text:span><text:span text:style-name="T9">Text </text:span><text:span text:style-name="T12">(</text:span><text:span text:style-name="T6">'4.4 B Layouts II'</text:span><text:span text:style-name="T12">)</text:span><text:span text:style-name="T3">,</text:span><text:line-break/><text:span text:style-name="T3"> <text:s text:c="11"/></text:span><text:span text:style-name="T12">)</text:span><text:span text:style-name="T3">,</text:span><text:line-break/><text:span text:style-name="T3"> <text:s text:c="9"/></text:span><text:span text:style-name="T12">)</text:span><text:span text:style-name="T3">,</text:span><text:line-break/><text:span text:style-name="T3"> <text:s text:c="9"/></text:span><text:span text:style-name="T12">body: </text:span><text:span text:style-name="T9">Column</text:span><text:span text:style-name="T12">(</text:span><text:line-break/><text:span text:style-name="T12"> <text:s text:c="11"/>mainAxisAlignment: MainAxisAlignment.</text:span><text:span text:style-name="T15">spaceEvenly</text:span><text:span text:style-name="T3">,</text:span><text:line-break/><text:span text:style-name="T3"> <text:s text:c="11"/></text:span><text:span text:style-name="T12">children: [</text:span><text:line-break/><text:span text:style-name="T12"> <text:s text:c="13"/></text:span><text:span text:style-name="T9">Row</text:span><text:span text:style-name="T12">(</text:span><text:line-break/><text:span text:style-name="T12"> <text:s text:c="15"/>mainAxisAlignment: MainAxisAlignment.</text:span><text:span text:style-name="T15">spaceEvenly</text:span><text:span text:style-name="T3">,</text:span><text:line-break/><text:span text:style-name="T3"> <text:s text:c="15"/></text:span><text:span text:style-name="T12">children: [</text:span><text:line-break/><text:span text:style-name="T12"> <text:s text:c="17"/></text:span><text:span text:style-name="T9">Column</text:span><text:span text:style-name="T12">(</text:span><text:line-break/><text:span text:style-name="T12"> <text:s text:c="19"/>mainAxisAlignment: MainAxisAlignment.</text:span><text:span text:style-name="T15">spaceEvenly</text:span><text:span text:style-name="T3">,</text:span><text:line-break/><text:span text:style-name="T3"> <text:s text:c="19"/></text:span><text:span text:style-name="T12">children: [</text:span><text:line-break/><text:span text:style-name="T12"> <text:s text:c="21"/></text:span><text:span text:style-name="T9">Image</text:span><text:span text:style-name="T12">.</text:span><text:span text:style-name="T9">asset</text:span><text:span text:style-name="T12">(</text:span><text:span text:style-name="T6">'assets/whatsapp.png'</text:span><text:span text:style-name="T3">,</text:span><text:span text:style-name="T12">width: </text:span><text:span text:style-name="T18">70</text:span><text:span text:style-name="T12">)</text:span><text:span text:style-name="T3">,</text:span><text:line-break/><text:span text:style-name="T3"> <text:s text:c="21"/></text:span><text:span text:style-name="T9">Text </text:span><text:span text:style-name="T12">(</text:span><text:span text:style-name="T6">'Abrir Whatsapp'</text:span><text:span text:style-name="T12">)</text:span><text:span text:style-name="T3">,</text:span><text:line-break/><text:span text:style-name="T3"> <text:s text:c="19"/></text:span><text:span text:style-name="T12">]</text:span><text:span text:style-name="T3">,</text:span><text:line-break/><text:span text:style-name="T3"> <text:s text:c="17"/></text:span><text:span text:style-name="T12">)</text:span><text:span text:style-name="T3">,</text:span><text:line-break/><text:span text:style-name="T3"> <text:s text:c="15"/></text:span><text:span text:style-name="T12">]</text:span><text:span text:style-name="T3">,</text:span><text:line-break/><text:span text:style-name="T3"> <text:s text:c="13"/></text:span><text:span text:style-name="T12">)</text:span><text:span text:style-name="T3">,</text:span><text:line-break/><text:line-break/><text:span text:style-name="T3"> <text:s text:c="13"/></text:span><text:span text:style-name="T9">Row</text:span><text:span text:style-name="T12">(</text:span><text:line-break/><text:span text:style-name="T12"> <text:s text:c="15"/>mainAxisAlignment: MainAxisAlignment.</text:span><text:span text:style-name="T15">spaceEvenly</text:span><text:span text:style-name="T3">,</text:span><text:line-break/><text:span text:style-name="T3"> <text:s text:c="15"/></text:span><text:span text:style-name="T12">children: [</text:span><text:line-break/><text:span text:style-name="T12"> <text:s text:c="17"/></text:span><text:span text:style-name="T9">Column</text:span><text:span text:style-name="T12">(</text:span><text:line-break/><text:span text:style-name="T12"> <text:s text:c="19"/>mainAxisAlignment: MainAxisAlignment.</text:span><text:span text:style-name="T15">spaceEvenly</text:span><text:span text:style-name="T3">,</text:span><text:line-break/><text:span text:style-name="T3"> <text:s text:c="19"/></text:span><text:span text:style-name="T12">children: [</text:span><text:line-break/><text:span text:style-name="T12"> <text:s text:c="21"/></text:span><text:span text:style-name="T9">Image</text:span><text:span text:style-name="T12">.</text:span><text:span text:style-name="T9">asset</text:span><text:span text:style-name="T12">(</text:span><text:span text:style-name="T6">'assets/twitter.png'</text:span><text:span text:style-name="T3">,</text:span><text:span text:style-name="T12">width: </text:span><text:span text:style-name="T18">70</text:span><text:span text:style-name="T12">)</text:span><text:span text:style-name="T3">,</text:span><text:line-break/><text:span text:style-name="T3"> <text:s text:c="21"/></text:span><text:span text:style-name="T9">Text </text:span><text:span text:style-name="T12">(</text:span><text:span text:style-name="T6">'Abrir Twitter'</text:span><text:span text:style-name="T12">)</text:span><text:span text:style-name="T3">,</text:span><text:line-break/><text:span text:style-name="T3"> <text:s text:c="19"/></text:span><text:span text:style-name="T12">]</text:span><text:span text:style-name="T3">,</text:span><text:line-break/><text:span text:style-name="T3"> <text:s text:c="17"/></text:span><text:span text:style-name="T12">)</text:span><text:span text:style-name="T3">,</text:span><text:line-break/><text:span text:style-name="T3"> <text:s text:c="17"/></text:span><text:span text:style-name="T9">Column</text:span><text:span text:style-name="T12">(</text:span><text:line-break/><text:span text:style-name="T12"> <text:s text:c="19"/>mainAxisAlignment: MainAxisAlignment.</text:span><text:span text:style-name="T15">spaceEvenly</text:span><text:span text:style-name="T3">,</text:span><text:line-break/><text:span text:style-name="T3"> <text:s text:c="19"/></text:span><text:span text:style-name="T12">children: [</text:span><text:line-break/><text:span text:style-name="T12"> <text:s text:c="21"/></text:span><text:span text:style-name="T9">Image</text:span><text:span text:style-name="T12">.</text:span><text:span text:style-name="T9">asset</text:span><text:span text:style-name="T12">(</text:span><text:span text:style-name="T6">'assets/instagram.png'</text:span><text:span text:style-name="T3">,</text:span><text:span text:style-name="T12">width: </text:span><text:span text:style-name="T18">70</text:span><text:span text:style-name="T12">)</text:span><text:span text:style-name="T3">,</text:span><text:line-break/><text:span text:style-name="T3"> <text:s text:c="21"/></text:span><text:span text:style-name="T9">Text </text:span><text:span text:style-name="T12">(</text:span><text:span text:style-name="T6">'Abrir Instagram'</text:span><text:span text:style-name="T12">)</text:span><text:span text:style-name="T3">,</text:span><text:line-break/><text:span text:style-name="T3"> <text:s text:c="19"/></text:span><text:span text:style-name="T12">]</text:span><text:span text:style-name="T3">,</text:span><text:line-break/><text:span text:style-name="T3"> <text:s text:c="17"/></text:span><text:span text:style-name="T12">)</text:span><text:span text:style-name="T3">,</text:span><text:line-break/><text:span text:style-name="T3"> <text:s text:c="15"/></text:span><text:span text:style-name="T12">]</text:span><text:span text:style-name="T3">,</text:span><text:line-break/><text:span text:style-name="T3"> <text:s text:c="13"/></text:span><text:span text:style-name="T12">)</text:span><text:span text:style-name="T3">,</text:span><text:line-break/><text:span text:style-name="T3"> <text:s text:c="13"/></text:span><text:span text:style-name="T9">Row</text:span><text:span text:style-name="T12">(</text:span><text:line-break/><text:span text:style-name="T12"> <text:s text:c="15"/>mainAxisAlignment: MainAxisAlignment.</text:span><text:span text:style-name="T15">spaceEvenly</text:span><text:span text:style-name="T3">,</text:span><text:line-break/><text:span text:style-name="T3"> <text:s text:c="15"/></text:span><text:span text:style-name="T12">children: [</text:span><text:line-break/><text:span text:style-name="T12"> <text:s text:c="17"/></text:span><text:span text:style-name="T9">Column</text:span><text:span text:style-name="T12">(</text:span><text:line-break/><text:span text:style-name="T12"> <text:s text:c="19"/>mainAxisAlignment: MainAxisAlignment.</text:span><text:span text:style-name="T15">spaceEvenly</text:span><text:span text:style-name="T3">,</text:span><text:line-break/><text:span text:style-name="T3"> <text:s text:c="19"/></text:span><text:span text:style-name="T12">children: [</text:span><text:line-break/><text:span text:style-name="T12"> <text:s text:c="21"/></text:span><text:span text:style-name="T9">Image</text:span><text:span text:style-name="T12">.</text:span><text:span text:style-name="T9">asset</text:span><text:span text:style-name="T12">(</text:span><text:span text:style-name="T6">'assets/wattpad.png'</text:span><text:span text:style-name="T3">,</text:span><text:span text:style-name="T12">width: </text:span><text:span text:style-name="T18">70</text:span><text:span text:style-name="T12">)</text:span><text:span text:style-name="T3">,</text:span><text:line-break/><text:soft-page-break/><text:span text:style-name="T3"> <text:s text:c="21"/></text:span><text:span text:style-name="T9">Text </text:span><text:span text:style-name="T12">(</text:span><text:span text:style-name="T6">'Abrir Wattpad'</text:span><text:span text:style-name="T12">)</text:span><text:span text:style-name="T3">,</text:span><text:line-break/><text:span text:style-name="T3"> <text:s text:c="19"/></text:span><text:span text:style-name="T12">]</text:span><text:span text:style-name="T3">,</text:span><text:line-break/><text:span text:style-name="T3"> <text:s text:c="17"/></text:span><text:span text:style-name="T12">)</text:span><text:span text:style-name="T3">,</text:span><text:line-break/><text:span text:style-name="T3"> <text:s text:c="15"/></text:span><text:span text:style-name="T12">]</text:span><text:span text:style-name="T3">,</text:span><text:line-break/><text:span text:style-name="T3"> <text:s text:c="13"/></text:span><text:span text:style-name="T12">)</text:span><text:span text:style-name="T3">,</text:span><text:line-break/><text:span text:style-name="T3"> <text:s text:c="11"/></text:span><text:span text:style-name="T12">]</text:span><text:span text:style-name="T3">,</text:span><text:line-break/><text:span text:style-name="T3"> <text:s text:c="9"/></text:span><text:span text:style-name="T12">)</text:span><text:span text:style-name="T3">,</text:span><text:line-break/><text:span text:style-name="T3"> <text:s text:c="7"/></text:span><text:span text:style-name="T12">)</text:span><text:span text:style-name="T3">,</text:span><text:line-break/><text:span text:style-name="T3"> <text:s text:c="5"/></text:span><text:span text:style-name="T12">)</text:span><text:line-break/><text:span text:style-name="T12"> <text:s/>)</text:span><text:span text:style-name="T3">;</text:span><text:line-break/><text:span text:style-name="T12">}</text:span></text:p>
      <text:p text:style-name="P1"/>
      <text:p text:style-name="P1"/>
      <text:p text:style-name="P2">pubspec.yaml</text:p>
      <text:p text:style-name="P1"><text:span text:style-name="T3">name</text:span><text:span text:style-name="T12">: flutter_app</text:span><text:line-break/><text:span text:style-name="T3">description</text:span><text:span text:style-name="T12">: A new Flutter application.</text:span><text:line-break/><text:line-break/><text:span text:style-name="T21"># The following line prevents the package from being accidentally published to</text:span><text:line-break/><text:span text:style-name="T21"># pub.dev using `pub publish`. This is preferred for private packages.</text:span><text:line-break/><text:span text:style-name="T3">publish_to</text:span><text:span text:style-name="T12">: </text:span><text:span text:style-name="T6">'none' </text:span><text:span text:style-name="T21"># Remove this line if you wish to publish to pub.dev</text:span><text:line-break/><text:line-break/><text:span text:style-name="T21"># The following defines the version and build number for your application.</text:span><text:line-break/><text:span text:style-name="T21"># A version number is three numbers separated by dots, like 1.2.43</text:span><text:line-break/><text:span text:style-name="T21"># followed by an optional build number separated by a +.</text:span><text:line-break/><text:span text:style-name="T21"># Both the version and the builder number may be overridden in flutter</text:span><text:line-break/><text:span text:style-name="T21"># build by specifying --build-name and --build-number, respectively.</text:span><text:line-break/><text:span text:style-name="T21"># In Android, build-name is used as versionName while build-number used as versionCode.</text:span><text:line-break/><text:span text:style-name="T21"># Read more about Android versioning at https://developer.android.com/studio/publish/versioning</text:span><text:line-break/><text:span text:style-name="T21"># In iOS, build-name is used as CFBundleShortVersionString while build-number used as CFBundleVersion.</text:span><text:line-break/><text:span text:style-name="T21"># Read more about iOS versioning at</text:span><text:line-break/><text:span text:style-name="T21"># https://developer.apple.com/library/archive/documentation/General/Reference/InfoPlistKeyReference/Articles/CoreFoundationKeys.html</text:span><text:line-break/><text:span text:style-name="T3">version</text:span><text:span text:style-name="T12">: 1.0.0+1</text:span><text:line-break/><text:line-break/><text:span text:style-name="T3">environment</text:span><text:span text:style-name="T12">:</text:span><text:line-break/><text:span text:style-name="T12"> <text:s/></text:span><text:span text:style-name="T3">sdk</text:span><text:span text:style-name="T12">: </text:span><text:span text:style-name="T6">"&gt;=2.7.0 &lt;3.0.0"</text:span><text:line-break/><text:line-break/><text:span text:style-name="T3">dependencies</text:span><text:span text:style-name="T12">:</text:span><text:line-break/><text:span text:style-name="T12"> <text:s/></text:span><text:span text:style-name="T3">flutter</text:span><text:span text:style-name="T12">:</text:span><text:line-break/><text:span text:style-name="T12"> <text:s text:c="3"/></text:span><text:span text:style-name="T3">sdk</text:span><text:span text:style-name="T12">: flutter</text:span><text:line-break/><text:line-break/><text:line-break/><text:span text:style-name="T12"> <text:s/></text:span><text:span text:style-name="T21"># The following adds the Cupertino Icons font to your application.</text:span><text:line-break/><text:span text:style-name="T21"> <text:s/># Use with the CupertinoIcons class for iOS style icons.</text:span><text:line-break/><text:span text:style-name="T21"> <text:s/></text:span><text:span text:style-name="T3">cupertino_icons</text:span><text:span text:style-name="T12">: ^1.0.0</text:span><text:line-break/><text:line-break/><text:span text:style-name="T3">dev_dependencies</text:span><text:span text:style-name="T12">:</text:span><text:line-break/><text:span text:style-name="T12"> <text:s/></text:span><text:span text:style-name="T3">flutter_test</text:span><text:span text:style-name="T12">:</text:span><text:line-break/><text:span text:style-name="T12"> <text:s text:c="3"/></text:span><text:span text:style-name="T3">sdk</text:span><text:span text:style-name="T12">: flutter</text:span><text:line-break/><text:line-break/><text:span text:style-name="T21"># For information on the generic Dart part of this file, see the</text:span><text:line-break/><text:span text:style-name="T21"># following page: https://dart.dev/tools/pub/pubspec</text:span><text:line-break/><text:line-break/><text:span text:style-name="T21"># The following section is specific to Flutter.</text:span><text:line-break/><text:span text:style-name="T3">flutter</text:span><text:span text:style-name="T12">:</text:span><text:line-break/><text:line-break/><text:soft-page-break/><text:span text:style-name="T12"> <text:s/></text:span><text:span text:style-name="T21"># The following line ensures that the Material Icons font is</text:span><text:line-break/><text:span text:style-name="T21"> <text:s/># included with your application, so that you can use the icons in</text:span><text:line-break/><text:span text:style-name="T21"> <text:s/># the material Icons class.</text:span><text:line-break/><text:span text:style-name="T21"> <text:s/></text:span><text:span text:style-name="T3">uses-material-design</text:span><text:span text:style-name="T12">: true</text:span><text:line-break/><text:line-break/><text:span text:style-name="T12"> <text:s/></text:span><text:span text:style-name="T21"># To add assets to your application, add an assets section, like this:</text:span><text:line-break/><text:span text:style-name="T21"> <text:s/># assets:</text:span><text:line-break/><text:span text:style-name="T21"> <text:s/># <text:s text:c="2"/>- images/a_dot_burr.jpeg</text:span><text:line-break/><text:span text:style-name="T21"> <text:s/># <text:s text:c="2"/>- images/a_dot_ham.jpeg</text:span><text:line-break/><text:span text:style-name="T21"> <text:s/></text:span><text:span text:style-name="T3">assets</text:span><text:span text:style-name="T12">:</text:span><text:line-break/><text:span text:style-name="T12"> <text:s text:c="3"/>- assets/imagen.jpg</text:span><text:line-break/><text:span text:style-name="T12"> <text:s text:c="3"/>- assets/imagen2.jpg</text:span><text:line-break/><text:span text:style-name="T12"> <text:s text:c="3"/>- assets/imagen3.jpg</text:span><text:line-break/><text:span text:style-name="T12"> <text:s text:c="3"/>- assets/whatsapp.png</text:span><text:line-break/><text:span text:style-name="T12"> <text:s text:c="3"/>- assets/twitter.png</text:span><text:line-break/><text:span text:style-name="T12"> <text:s text:c="3"/>- assets/instagram.png</text:span><text:line-break/><text:span text:style-name="T12"> <text:s text:c="3"/>- assets/wattpad.png</text:span><text:line-break/><text:span text:style-name="T12"> <text:s text:c="3"/></text:span><text:line-break/><text:span text:style-name="T12"> <text:s/></text:span><text:span text:style-name="T21"># An image asset can refer to one or more resolution-specific "variants", see</text:span><text:line-break/><text:span text:style-name="T21"> <text:s/># https://flutter.dev/assets-and-images/#resolution-aware.</text:span><text:line-break/><text:line-break/><text:span text:style-name="T21"> <text:s/># For details regarding adding assets from package dependencies, see</text:span><text:line-break/><text:span text:style-name="T21"> <text:s/># https://flutter.dev/assets-and-images/#from-packages</text:span><text:line-break/><text:line-break/><text:span text:style-name="T21"> <text:s/># To add custom fonts to your application, add a fonts section here,</text:span><text:line-break/><text:span text:style-name="T21"> <text:s/># in this "flutter" section. Each entry in this list should have a</text:span><text:line-break/><text:span text:style-name="T21"> <text:s/># "family" key with the font family name, and a "fonts" key with a</text:span><text:line-break/><text:span text:style-name="T21"> <text:s/># list giving the asset and other descriptors for the font. For</text:span><text:line-break/><text:span text:style-name="T21"> <text:s/># example:</text:span><text:line-break/><text:span text:style-name="T21"> <text:s/># fonts:</text:span><text:line-break/><text:span text:style-name="T21"> <text:s/># <text:s text:c="2"/>- family: Schyler</text:span><text:line-break/><text:span text:style-name="T21"> <text:s/># <text:s text:c="4"/>fonts:</text:span><text:line-break/><text:span text:style-name="T21"> <text:s/># <text:s text:c="6"/>- asset: fonts/Schyler-Regular.ttf</text:span><text:line-break/><text:span text:style-name="T21"> <text:s/># <text:s text:c="6"/>- asset: fonts/Schyler-Italic.ttf</text:span><text:line-break/><text:span text:style-name="T21"> <text:s/># <text:s text:c="8"/>style: italic</text:span><text:line-break/><text:span text:style-name="T21"> <text:s/># <text:s text:c="2"/>- family: Trajan Pro</text:span><text:line-break/><text:span text:style-name="T21"> <text:s/># <text:s text:c="4"/>fonts:</text:span><text:line-break/><text:span text:style-name="T21"> <text:s/># <text:s text:c="6"/>- asset: fonts/TrajanPro.ttf</text:span><text:line-break/><text:span text:style-name="T21"> <text:s/># <text:s text:c="6"/>- asset: fonts/TrajanPro_Bold.ttf</text:span><text:line-break/><text:span text:style-name="T21"> <text:s/># <text:s text:c="8"/>weight: 700</text:span><text:line-break/><text:span text:style-name="T21"> <text:s/>#</text:span><text:line-break/><text:span text:style-name="T21"> <text:s/># For details regarding fonts from package dependencies,</text:span><text:line-break/><text:span text:style-name="T21"> <text:s/># see https://flutter.dev/custom-fonts/#from-packages</text:span><text:lin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23:17:36.339000000</meta:creation-date>
    <dc:date>2020-11-22T23:19:52.538000000</dc:date>
    <meta:editing-duration>PT2M16S</meta:editing-duration>
    <meta:editing-cycles>1</meta:editing-cycles>
    <meta:document-statistic meta:table-count="0" meta:image-count="0" meta:object-count="0" meta:page-count="3" meta:paragraph-count="5" meta:word-count="516" meta:character-count="5171" meta:non-whitespace-character-count="3532"/>
    <meta:generator>LibreOffice/6.4.0.3$Windows_X86_64 LibreOffice_project/b0a288ab3d2d4774cb44b62f04d5d28733ac6df8</meta:generator>
  </office:meta>
</office:document-meta>
</file>